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  <style:style style:name="ce5" style:family="table-cell" style:parent-style-name="Default" style:data-style-name="N99"/>
    <style:style style:name="ce6" style:family="table-cell" style:parent-style-name="Default" style:data-style-name="N112"/>
    <style:style style:name="ce7" style:family="table-cell" style:parent-style-name="Default" style:data-style-name="N11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table:style-name="ce4" office:value-type="string" calcext:value-type="string">
            <text:p>σ_zpi4</text:p>
          </table:table-cell>
          <table:table-cell office:value-type="string" calcext:value-type="string">
            <text:p>etta_k</text:p>
          </table:table-cell>
          <table:table-cell office:value-type="string" calcext:value-type="string">
            <text:p>ksi_k</text:p>
          </table:table-cell>
          <table:table-cell office:value-type="string" calcext:value-type="string">
            <text:p>alfa_k</text:p>
          </table:table-cell>
          <table:table-cell table:style-name="ce4" office:value-type="string" calcext:value-type="string">
            <text:p>σ_zgi</text:p>
          </table:table-cell>
          <table:table-cell office:value-type="string" calcext:value-type="string">
            <text:p>от собств. Веса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formula="of:=2.493*[.I2]" office:value-type="float" office:value="2.1252825" calcext:value-type="float">
            <text:p>2,125</text:p>
          </table:table-cell>
          <table:table-cell table:style-name="ce4" table:formula="of:=[.J2]/4" office:value-type="float" office:value="0.531320625" calcext:value-type="float">
            <text:p>0,53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]/3" office:value-type="float" office:value="0.533333333333333" calcext:value-type="float">
            <text:p>0,53</text:p>
          </table:table-cell>
          <table:table-cell table:style-name="ce3" office:value-type="float" office:value="0.9267" calcext:value-type="float">
            <text:p>0,9267</text:p>
          </table:table-cell>
          <table:table-cell table:style-name="ce3" table:formula="of:=2.16*[.N2]" office:value-type="float" office:value="2.001672" calcext:value-type="float">
            <text:p>2,0017</text:p>
          </table:table-cell>
          <table:table-cell office:value-type="float" office:value="2.91555555555556" calcext:value-type="float">
            <text:p>2,92</text:p>
          </table:table-cell>
          <table:table-cell table:style-name="ce5" table:formula="of:=IF(0.5*[.P2]&gt;[.J2]; TRUE())" office:value-type="boolean" office:boolean-value="false" calcext:value-type="boolean">
            <text:p>ЛОЖЬ</text:p>
          </table:table-cell>
          <table:table-cell table:style-name="ce5" table:formula="of:=IF(0.2*[.P2]&gt;[.J2];TRUE();FALSE())" office:value-type="boolean" office:boolean-value="false" calcext:value-type="boolean">
            <text:p>ЛОЖЬ</text:p>
          </table:table-cell>
          <table:table-cell table:style-name="ce6" table:formula="of:=0.8*([.J2]-[.O2])*[.B2]/[.E2]+0.8*[.O2]*[.B2]/5/[.E2]" office:value-type="float" office:value="0.00018629152" calcext:value-type="float">
            <text:p>0,000186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formula="of:=2.493*[.I3]" office:value-type="float" office:value="1.3549455" calcext:value-type="float">
            <text:p>1,355</text:p>
          </table:table-cell>
          <table:table-cell table:style-name="ce4" table:formula="of:=[.J3]/4" office:value-type="float" office:value="0.338736375" calcext:value-type="float">
            <text:p>0,339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3]/3" office:value-type="float" office:value="1.06666666666667" calcext:value-type="float">
            <text:p>1,07</text:p>
          </table:table-cell>
          <table:table-cell table:style-name="ce3" office:value-type="float" office:value="0.7262" calcext:value-type="float">
            <text:p>0,7262</text:p>
          </table:table-cell>
          <table:table-cell table:style-name="ce3" table:formula="of:=2.16*[.N3]" office:value-type="float" office:value="1.568592" calcext:value-type="float">
            <text:p>1,5686</text:p>
          </table:table-cell>
          <table:table-cell office:value-type="float" office:value="3.67111111111111" calcext:value-type="float">
            <text:p>3,67</text:p>
          </table:table-cell>
          <table:table-cell table:style-name="ce5" table:formula="of:=IF(0.5*[.P3]&gt;[.J3]; TRUE())" office:value-type="boolean" office:boolean-value="true" calcext:value-type="boolean">
            <text:p>ИСТИНА</text:p>
          </table:table-cell>
          <table:table-cell table:style-name="ce5" table:formula="of:=IF(0.2*[.P3]&gt;[.J3];TRUE();FALSE())" office:value-type="boolean" office:boolean-value="false" calcext:value-type="boolean">
            <text:p>ЛОЖЬ</text:p>
          </table:table-cell>
          <table:table-cell table:style-name="ce6" table:formula="of:=0.8*([.J3]-[.O3])*[.B3]/[.E3]+0.8*[.O3]*[.B3]/5/[.E3]" office:value-type="float" office:value="0.00003558112" calcext:value-type="float">
            <text:p>0,0000356</text:p>
          </table:table-cell>
          <table:table-cell table:style-name="ce7" table:formula="of:=[.S3]+[.S2]" office:value-type="float" office:value="0.00022187264" calcext:value-type="float">
            <text:p>0,000222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formula="of:=2.493*[.I4]" office:value-type="float" office:value="0.8406396" calcext:value-type="float">
            <text:p>0,841</text:p>
          </table:table-cell>
          <table:table-cell table:style-name="ce4" table:formula="of:=[.J4]/4" office:value-type="float" office:value="0.2101599" calcext:value-type="float">
            <text:p>0,2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4]/3" office:value-type="float" office:value="1.6" calcext:value-type="float">
            <text:p>1,6</text:p>
          </table:table-cell>
          <table:table-cell table:style-name="ce3" office:value-type="float" office:value="0.5182" calcext:value-type="float">
            <text:p>0,5182</text:p>
          </table:table-cell>
          <table:table-cell table:style-name="ce3" table:formula="of:=2.16*[.N4]" office:value-type="float" office:value="1.119312" calcext:value-type="float">
            <text:p>1,1193</text:p>
          </table:table-cell>
          <table:table-cell office:value-type="float" office:value="4.42666666666667" calcext:value-type="float">
            <text:p>4,43</text:p>
          </table:table-cell>
          <table:table-cell table:style-name="ce5" table:formula="of:=IF(0.5*[.P4]&gt;[.J4]; TRUE())" office:value-type="boolean" office:boolean-value="true" calcext:value-type="boolean">
            <text:p>ИСТИНА</text:p>
          </table:table-cell>
          <table:table-cell table:style-name="ce5" table:formula="of:=IF(0.2*[.P4]&gt;[.J4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formula="of:=2.493*[.I5]" office:value-type="float" office:value="0.5489586" calcext:value-type="float">
            <text:p>0,549</text:p>
          </table:table-cell>
          <table:table-cell table:style-name="ce4" table:formula="of:=[.J5]/4" office:value-type="float" office:value="0.13723965" calcext:value-type="float">
            <text:p>0,13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5]/3" office:value-type="float" office:value="2.13333333333333" calcext:value-type="float">
            <text:p>2,13</text:p>
          </table:table-cell>
          <table:table-cell table:style-name="ce3" office:value-type="float" office:value="0.3719" calcext:value-type="float">
            <text:p>0,3719</text:p>
          </table:table-cell>
          <table:table-cell table:style-name="ce3" table:formula="of:=2.16*[.N5]" office:value-type="float" office:value="0.803304" calcext:value-type="float">
            <text:p>0,8033</text:p>
          </table:table-cell>
          <table:table-cell office:value-type="float" office:value="5.18222222222222" calcext:value-type="float">
            <text:p>5,18</text:p>
          </table:table-cell>
          <table:table-cell table:style-name="ce5" table:formula="of:=IF(0.5*[.P5]&gt;[.J5]; TRUE())" office:value-type="boolean" office:boolean-value="true" calcext:value-type="boolean">
            <text:p>ИСТИНА</text:p>
          </table:table-cell>
          <table:table-cell table:style-name="ce5" table:formula="of:=IF(0.2*[.P5]&gt;[.J5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formula="of:=2.493*[.I6]" office:value-type="float" office:value="0.453726" calcext:value-type="float">
            <text:p>0,454</text:p>
          </table:table-cell>
          <table:table-cell table:style-name="ce4" table:formula="of:=[.J6]/4" office:value-type="float" office:value="0.1134315" calcext:value-type="float">
            <text:p>0,1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6]/3" office:value-type="float" office:value="2.4" calcext:value-type="float">
            <text:p>2,4</text:p>
          </table:table-cell>
          <table:table-cell table:style-name="ce3" office:value-type="float" office:value="0.3137" calcext:value-type="float">
            <text:p>0,3137</text:p>
          </table:table-cell>
          <table:table-cell table:style-name="ce3" table:formula="of:=2.16*[.N6]" office:value-type="float" office:value="0.677592" calcext:value-type="float">
            <text:p>0,6776</text:p>
          </table:table-cell>
          <table:table-cell office:value-type="float" office:value="5.56" calcext:value-type="float">
            <text:p>5,56</text:p>
          </table:table-cell>
          <table:table-cell table:style-name="ce5" table:formula="of:=IF(0.5*[.P6]&gt;[.J6]; TRUE())" office:value-type="boolean" office:boolean-value="true" calcext:value-type="boolean">
            <text:p>ИСТИНА</text:p>
          </table:table-cell>
          <table:table-cell table:style-name="ce5" table:formula="of:=IF(0.2*[.P6]&gt;[.J6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formula="of:=2.493*[.I7]" office:value-type="float" office:value="0.3235914" calcext:value-type="float">
            <text:p>0,324</text:p>
          </table:table-cell>
          <table:table-cell table:style-name="ce4" table:formula="of:=[.J7]/4" office:value-type="float" office:value="0.08089785" calcext:value-type="float">
            <text:p>0,08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7]/3" office:value-type="float" office:value="2.93333333333333" calcext:value-type="float">
            <text:p>2,93</text:p>
          </table:table-cell>
          <table:table-cell table:style-name="ce3" office:value-type="float" office:value="0.234" calcext:value-type="float">
            <text:p>0,2340</text:p>
          </table:table-cell>
          <table:table-cell table:style-name="ce3" table:formula="of:=2.16*[.N7]" office:value-type="float" office:value="0.50544" calcext:value-type="float">
            <text:p>0,5054</text:p>
          </table:table-cell>
          <table:table-cell office:value-type="float" office:value="10.52" calcext:value-type="float">
            <text:p>10,52</text:p>
          </table:table-cell>
          <table:table-cell table:style-name="ce5" table:formula="of:=IF(0.5*[.P7]&gt;[.J7]; TRUE())" office:value-type="boolean" office:boolean-value="true" calcext:value-type="boolean">
            <text:p>ИСТИНА</text:p>
          </table:table-cell>
          <table:table-cell table:style-name="ce5" table:formula="of:=IF(0.2*[.P7]&gt;[.J7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/>
          <table:table-cell table:formula="of:=222/203" office:value-type="float" office:value="1.0935960591133" calcext:value-type="float">
            <text:p>1,09</text:p>
          </table:table-cell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formula="of:=2.493*[.I8]" office:value-type="float" office:value="0.2405745" calcext:value-type="float">
            <text:p>0,241</text:p>
          </table:table-cell>
          <table:table-cell table:style-name="ce4" table:formula="of:=[.J8]/4" office:value-type="float" office:value="0.060143625" calcext:value-type="float">
            <text:p>0,06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8]/3" office:value-type="float" office:value="3.46666666666667" calcext:value-type="float">
            <text:p>3,47</text:p>
          </table:table-cell>
          <table:table-cell table:style-name="ce3" office:value-type="float" office:value="0.1779" calcext:value-type="float">
            <text:p>0,1779</text:p>
          </table:table-cell>
          <table:table-cell table:style-name="ce3" table:formula="of:=2.16*[.N8]" office:value-type="float" office:value="0.384264" calcext:value-type="float">
            <text:p>0,3843</text:p>
          </table:table-cell>
          <table:table-cell office:value-type="float" office:value="11.88" calcext:value-type="float">
            <text:p>11,88</text:p>
          </table:table-cell>
          <table:table-cell table:style-name="ce5" table:formula="of:=IF(0.5*[.P8]&gt;[.J8]; TRUE())" office:value-type="boolean" office:boolean-value="true" calcext:value-type="boolean">
            <text:p>ИСТИНА</text:p>
          </table:table-cell>
          <table:table-cell table:style-name="ce5" table:formula="of:=IF(0.2*[.P8]&gt;[.J8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formula="of:=2.493*[.I9]" office:value-type="float" office:value="0.2248686" calcext:value-type="float">
            <text:p>0,225</text:p>
          </table:table-cell>
          <table:table-cell table:style-name="ce4" table:formula="of:=[.J9]/4" office:value-type="float" office:value="0.05621715" calcext:value-type="float">
            <text:p>0,05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9]/3" office:value-type="float" office:value="3.6" calcext:value-type="float">
            <text:p>3,6</text:p>
          </table:table-cell>
          <table:table-cell table:style-name="ce3" office:value-type="float" office:value="0.166" calcext:value-type="float">
            <text:p>0,1660</text:p>
          </table:table-cell>
          <table:table-cell table:style-name="ce3" table:formula="of:=2.16*[.N9]" office:value-type="float" office:value="0.35856" calcext:value-type="float">
            <text:p>0,3586</text:p>
          </table:table-cell>
          <table:table-cell office:value-type="float" office:value="12.22" calcext:value-type="float">
            <text:p>12,22</text:p>
          </table:table-cell>
          <table:table-cell table:style-name="ce5" table:formula="of:=IF(0.5*[.P9]&gt;[.J9]; TRUE())" office:value-type="boolean" office:boolean-value="true" calcext:value-type="boolean">
            <text:p>ИСТИНА</text:p>
          </table:table-cell>
          <table:table-cell table:style-name="ce5" table:formula="of:=IF(0.2*[.P9]&gt;[.J9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formula="of:=2.493*[.I10]" office:value-type="float" office:value="0.17451" calcext:value-type="float">
            <text:p>0,175</text:p>
          </table:table-cell>
          <table:table-cell table:style-name="ce4" table:formula="of:=[.J10]/4" office:value-type="float" office:value="0.0436275" calcext:value-type="float">
            <text:p>0,04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0]/3" office:value-type="float" office:value="4.13333333333333" calcext:value-type="float">
            <text:p>4,13</text:p>
          </table:table-cell>
          <table:table-cell table:style-name="ce3" office:value-type="float" office:value="0.1318" calcext:value-type="float">
            <text:p>0,1318</text:p>
          </table:table-cell>
          <table:table-cell table:style-name="ce3" table:formula="of:=2.16*[.N10]" office:value-type="float" office:value="0.284688" calcext:value-type="float">
            <text:p>0,2847</text:p>
          </table:table-cell>
          <table:table-cell office:value-type="float" office:value="13.58" calcext:value-type="float">
            <text:p>13,58</text:p>
          </table:table-cell>
          <table:table-cell table:style-name="ce5" table:formula="of:=IF(0.5*[.P10]&gt;[.J10]; TRUE())" office:value-type="boolean" office:boolean-value="true" calcext:value-type="boolean">
            <text:p>ИСТИНА</text:p>
          </table:table-cell>
          <table:table-cell table:style-name="ce5" table:formula="of:=IF(0.2*[.P10]&gt;[.J10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formula="of:=2.493*[.I11]" office:value-type="float" office:value="0.1381122" calcext:value-type="float">
            <text:p>0,138</text:p>
          </table:table-cell>
          <table:table-cell table:style-name="ce4" table:formula="of:=[.J11]/4" office:value-type="float" office:value="0.03452805" calcext:value-type="float">
            <text:p>0,035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1]/3" office:value-type="float" office:value="4.66666666666667" calcext:value-type="float">
            <text:p>4,67</text:p>
          </table:table-cell>
          <table:table-cell table:style-name="ce3" office:value-type="float" office:value="0.1061" calcext:value-type="float">
            <text:p>0,1061</text:p>
          </table:table-cell>
          <table:table-cell table:style-name="ce3" table:formula="of:=2.16*[.N11]" office:value-type="float" office:value="0.229176" calcext:value-type="float">
            <text:p>0,2292</text:p>
          </table:table-cell>
          <table:table-cell office:value-type="float" office:value="14.94" calcext:value-type="float">
            <text:p>14,94</text:p>
          </table:table-cell>
          <table:table-cell table:style-name="ce5" table:formula="of:=IF(0.5*[.P11]&gt;[.J11]; TRUE())" office:value-type="boolean" office:boolean-value="true" calcext:value-type="boolean">
            <text:p>ИСТИНА</text:p>
          </table:table-cell>
          <table:table-cell table:style-name="ce5" table:formula="of:=IF(0.2*[.P11]&gt;[.J11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formula="of:=2.493*[.I12]" office:value-type="float" office:value="0.1119357" calcext:value-type="float">
            <text:p>0,112</text:p>
          </table:table-cell>
          <table:table-cell table:style-name="ce4" table:formula="of:=[.J12]/4" office:value-type="float" office:value="0.027983925" calcext:value-type="float">
            <text:p>0,02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2]/3" office:value-type="float" office:value="5.2" calcext:value-type="float">
            <text:p>5,2</text:p>
          </table:table-cell>
          <table:table-cell table:style-name="ce3" office:value-type="float" office:value="0.087" calcext:value-type="float">
            <text:p>0,0870</text:p>
          </table:table-cell>
          <table:table-cell table:style-name="ce3" table:formula="of:=2.16*[.N12]" office:value-type="float" office:value="0.18792" calcext:value-type="float">
            <text:p>0,1879</text:p>
          </table:table-cell>
          <table:table-cell office:value-type="float" office:value="16.3" calcext:value-type="float">
            <text:p>16,3</text:p>
          </table:table-cell>
          <table:table-cell table:style-name="ce5" table:formula="of:=IF(0.5*[.P12]&gt;[.J12]; TRUE())" office:value-type="boolean" office:boolean-value="true" calcext:value-type="boolean">
            <text:p>ИСТИНА</text:p>
          </table:table-cell>
          <table:table-cell table:style-name="ce5" table:formula="of:=IF(0.2*[.P12]&gt;[.J12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formula="of:=2.493*[.I13]" office:value-type="float" office:value="0.0927396" calcext:value-type="float">
            <text:p>0,093</text:p>
          </table:table-cell>
          <table:table-cell table:style-name="ce4" table:formula="of:=[.J13]/4" office:value-type="float" office:value="0.0231849" calcext:value-type="float">
            <text:p>0,02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3]/3" office:value-type="float" office:value="5.73333333333333" calcext:value-type="float">
            <text:p>5,73</text:p>
          </table:table-cell>
          <table:table-cell table:style-name="ce3" office:value-type="float" office:value="0.0726" calcext:value-type="float">
            <text:p>0,0726</text:p>
          </table:table-cell>
          <table:table-cell table:style-name="ce3" table:formula="of:=2.16*[.N13]" office:value-type="float" office:value="0.156816" calcext:value-type="float">
            <text:p>0,1568</text:p>
          </table:table-cell>
          <table:table-cell office:value-type="float" office:value="17.66" calcext:value-type="float">
            <text:p>17,66</text:p>
          </table:table-cell>
          <table:table-cell table:style-name="ce5" table:formula="of:=IF(0.5*[.P13]&gt;[.J13]; TRUE())" office:value-type="boolean" office:boolean-value="true" calcext:value-type="boolean">
            <text:p>ИСТИНА</text:p>
          </table:table-cell>
          <table:table-cell table:style-name="ce5" table:formula="of:=IF(0.2*[.P13]&gt;[.J13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formula="of:=2.493*[.I14]" office:value-type="float" office:value="0.0785295" calcext:value-type="float">
            <text:p>0,079</text:p>
          </table:table-cell>
          <table:table-cell table:style-name="ce4" table:formula="of:=[.J14]/4" office:value-type="float" office:value="0.019632375" calcext:value-type="float">
            <text:p>0,02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4]/3" office:value-type="float" office:value="6.26666666666667" calcext:value-type="float">
            <text:p>6,27</text:p>
          </table:table-cell>
          <table:table-cell table:style-name="ce3" office:value-type="float" office:value="0.0617" calcext:value-type="float">
            <text:p>0,0617</text:p>
          </table:table-cell>
          <table:table-cell table:style-name="ce3" table:formula="of:=2.16*[.N14]" office:value-type="float" office:value="0.133272" calcext:value-type="float">
            <text:p>0,1333</text:p>
          </table:table-cell>
          <table:table-cell office:value-type="float" office:value="19.02" calcext:value-type="float">
            <text:p>19,02</text:p>
          </table:table-cell>
          <table:table-cell table:style-name="ce5" table:formula="of:=IF(0.5*[.P14]&gt;[.J14]; TRUE())" office:value-type="boolean" office:boolean-value="true" calcext:value-type="boolean">
            <text:p>ИСТИНА</text:p>
          </table:table-cell>
          <table:table-cell table:style-name="ce5" table:formula="of:=IF(0.2*[.P14]&gt;[.J14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formula="of:=2.493*[.I15]" office:value-type="float" office:value="0.0668124" calcext:value-type="float">
            <text:p>0,067</text:p>
          </table:table-cell>
          <table:table-cell table:style-name="ce4" table:formula="of:=[.J15]/4" office:value-type="float" office:value="0.0167031" calcext:value-type="float">
            <text:p>0,01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5]/3" office:value-type="float" office:value="6.8" calcext:value-type="float">
            <text:p>6,8</text:p>
          </table:table-cell>
          <table:table-cell table:style-name="ce3" office:value-type="float" office:value="0.0525" calcext:value-type="float">
            <text:p>0,0525</text:p>
          </table:table-cell>
          <table:table-cell table:style-name="ce3" table:formula="of:=2.16*[.N15]" office:value-type="float" office:value="0.1134" calcext:value-type="float">
            <text:p>0,1134</text:p>
          </table:table-cell>
          <table:table-cell office:value-type="float" office:value="20.38" calcext:value-type="float">
            <text:p>20,38</text:p>
          </table:table-cell>
          <table:table-cell table:style-name="ce5" table:formula="of:=IF(0.5*[.P15]&gt;[.J15]; TRUE())" office:value-type="boolean" office:boolean-value="true" calcext:value-type="boolean">
            <text:p>ИСТИНА</text:p>
          </table:table-cell>
          <table:table-cell table:style-name="ce5" table:formula="of:=IF(0.2*[.P15]&gt;[.J15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formula="of:=2.493*[.I16]" office:value-type="float" office:value="0.0575883" calcext:value-type="float">
            <text:p>0,058</text:p>
          </table:table-cell>
          <table:table-cell table:style-name="ce4" table:formula="of:=[.J16]/4" office:value-type="float" office:value="0.014397075" calcext:value-type="float">
            <text:p>0,01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6]/3" office:value-type="float" office:value="7.33333333333333" calcext:value-type="float">
            <text:p>7,33</text:p>
          </table:table-cell>
          <table:table-cell table:style-name="ce3" office:value-type="float" office:value="0.0452" calcext:value-type="float">
            <text:p>0,0452</text:p>
          </table:table-cell>
          <table:table-cell table:style-name="ce3" table:formula="of:=2.16*[.N16]" office:value-type="float" office:value="0.097632" calcext:value-type="float">
            <text:p>0,0976</text:p>
          </table:table-cell>
          <table:table-cell office:value-type="float" office:value="21.74" calcext:value-type="float">
            <text:p>21,74</text:p>
          </table:table-cell>
          <table:table-cell table:style-name="ce5" table:formula="of:=IF(0.5*[.P16]&gt;[.J16]; TRUE())" office:value-type="boolean" office:boolean-value="true" calcext:value-type="boolean">
            <text:p>ИСТИНА</text:p>
          </table:table-cell>
          <table:table-cell table:style-name="ce5" table:formula="of:=IF(0.2*[.P16]&gt;[.J16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formula="of:=2.493*[.I17]" office:value-type="float" office:value="0.0503586" calcext:value-type="float">
            <text:p>0,050</text:p>
          </table:table-cell>
          <table:table-cell table:style-name="ce4" table:formula="of:=[.J17]/4" office:value-type="float" office:value="0.01258965" calcext:value-type="float">
            <text:p>0,0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7]/3" office:value-type="float" office:value="7.86666666666667" calcext:value-type="float">
            <text:p>7,87</text:p>
          </table:table-cell>
          <table:table-cell table:style-name="ce3" office:value-type="float" office:value="0.0394" calcext:value-type="float">
            <text:p>0,0394</text:p>
          </table:table-cell>
          <table:table-cell table:style-name="ce3" table:formula="of:=2.16*[.N17]" office:value-type="float" office:value="0.085104" calcext:value-type="float">
            <text:p>0,0851</text:p>
          </table:table-cell>
          <table:table-cell office:value-type="float" office:value="23.1" calcext:value-type="float">
            <text:p>23,1</text:p>
          </table:table-cell>
          <table:table-cell table:style-name="ce5" table:formula="of:=IF(0.5*[.P17]&gt;[.J17]; TRUE())" office:value-type="boolean" office:boolean-value="true" calcext:value-type="boolean">
            <text:p>ИСТИНА</text:p>
          </table:table-cell>
          <table:table-cell table:style-name="ce5" table:formula="of:=IF(0.2*[.P17]&gt;[.J17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formula="of:=2.493*[.I18]" office:value-type="float" office:value="0.0403866" calcext:value-type="float">
            <text:p>0,040</text:p>
          </table:table-cell>
          <table:table-cell table:style-name="ce4" table:formula="of:=[.J18]/4" office:value-type="float" office:value="0.01009665" calcext:value-type="float">
            <text:p>0,0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8]/3" office:value-type="float" office:value="8.4" calcext:value-type="float">
            <text:p>8,4</text:p>
          </table:table-cell>
          <table:table-cell table:style-name="ce3" office:value-type="float" office:value="0.0352" calcext:value-type="float">
            <text:p>0,0352</text:p>
          </table:table-cell>
          <table:table-cell table:style-name="ce3" table:formula="of:=2.16*[.N18]" office:value-type="float" office:value="0.076032" calcext:value-type="float">
            <text:p>0,0760</text:p>
          </table:table-cell>
          <table:table-cell office:value-type="float" office:value="24.46" calcext:value-type="float">
            <text:p>24,46</text:p>
          </table:table-cell>
          <table:table-cell table:style-name="ce5" table:formula="of:=IF(0.5*[.P18]&gt;[.J18]; TRUE())" office:value-type="boolean" office:boolean-value="true" calcext:value-type="boolean">
            <text:p>ИСТИНА</text:p>
          </table:table-cell>
          <table:table-cell table:style-name="ce5" table:formula="of:=IF(0.2*[.P18]&gt;[.J18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formula="of:=2.493*[.I19]" office:value-type="float" office:value="0.0304146" calcext:value-type="float">
            <text:p>0,030</text:p>
          </table:table-cell>
          <table:table-cell table:style-name="ce4" table:formula="of:=[.J19]/4" office:value-type="float" office:value="0.00760365" calcext:value-type="float">
            <text:p>0,00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9]/3" office:value-type="float" office:value="8.93333333333333" calcext:value-type="float">
            <text:p>8,93</text:p>
          </table:table-cell>
          <table:table-cell table:style-name="ce3" office:value-type="float" office:value="0.0308" calcext:value-type="float">
            <text:p>0,0308</text:p>
          </table:table-cell>
          <table:table-cell table:style-name="ce3" table:formula="of:=2.16*[.N19]" office:value-type="float" office:value="0.066528" calcext:value-type="float">
            <text:p>0,0665</text:p>
          </table:table-cell>
          <table:table-cell office:value-type="float" office:value="25.82" calcext:value-type="float">
            <text:p>25,82</text:p>
          </table:table-cell>
          <table:table-cell table:style-name="ce5" table:formula="of:=IF(0.5*[.P19]&gt;[.J19]; TRUE())" office:value-type="boolean" office:boolean-value="true" calcext:value-type="boolean">
            <text:p>ИСТИНА</text:p>
          </table:table-cell>
          <table:table-cell table:style-name="ce5" table:formula="of:=IF(0.2*[.P19]&gt;[.J19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formula="of:=2.493*[.I20]" office:value-type="float" office:value="0.0244314" calcext:value-type="float">
            <text:p>0,024</text:p>
          </table:table-cell>
          <table:table-cell table:style-name="ce4" table:formula="of:=[.J20]/4" office:value-type="float" office:value="0.00610785" calcext:value-type="float">
            <text:p>0,00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0]/3" office:value-type="float" office:value="9.26666666666667" calcext:value-type="float">
            <text:p>9,27</text:p>
          </table:table-cell>
          <table:table-cell table:style-name="ce3" office:value-type="float" office:value="0.029" calcext:value-type="float">
            <text:p>0,0290</text:p>
          </table:table-cell>
          <table:table-cell table:style-name="ce3" table:formula="of:=2.16*[.N20]" office:value-type="float" office:value="0.06264" calcext:value-type="float">
            <text:p>0,0626</text:p>
          </table:table-cell>
          <table:table-cell office:value-type="float" office:value="26.67" calcext:value-type="float">
            <text:p>26,67</text:p>
          </table:table-cell>
          <table:table-cell table:style-name="ce5" table:formula="of:=IF(0.5*[.P20]&gt;[.J20]; TRUE())" office:value-type="boolean" office:boolean-value="true" calcext:value-type="boolean">
            <text:p>ИСТИНА</text:p>
          </table:table-cell>
          <table:table-cell table:style-name="ce5" table:formula="of:=IF(0.2*[.P20]&gt;[.J20];TRUE();FALSE())" office:value-type="boolean" office:boolean-value="true" calcext:value-type="boolean">
            <text:p>ИСТИНА</text:p>
          </table:table-cell>
          <table:table-cell table:style-name="ce6" office:value-type="string" calcext:value-type="string">
            <text:p>undef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9шт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gamma</text:p>
          </table:table-cell>
          <table:table-cell office:value-type="string" calcext:value-type="string">
            <text:p>gamma_s</text:p>
          </table:table-cell>
          <table:table-cell office:value-type="string" calcext:value-type="string">
            <text:p>e_por</text:p>
          </table:table-cell>
          <table:table-cell office:value-type="string" calcext:value-type="string">
            <text:p>gamma_sb</text:p>
          </table:table-cell>
          <table:table-cell office:value-type="string" calcext:value-type="string">
            <text:p>от собств. Веса</text:p>
          </table:table-cell>
          <table:table-cell table:number-columns-repeated="10"/>
        </table:table-row>
        <table:table-row table:style-name="ro1">
          <table:table-cell table:style-name="ce1" table:formula="of:=SUM([.B26:.B30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6]-1)/(1+[.I26])" office:value-type="float" office:value="0.944444444444444" calcext:value-type="float">
            <text:p>0,94</text:p>
          </table:table-cell>
          <table:table-cell table:style-name="ce4" table:formula="of:=[.J26]*[.B26] + 2.16" office:value-type="float" office:value="2.91555555555556" calcext:value-type="float">
            <text:p>2,916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7]-1)/(1+[.I27])" office:value-type="float" office:value="0.944444444444444" calcext:value-type="float">
            <text:p>0,94</text:p>
          </table:table-cell>
          <table:table-cell table:style-name="ce4" table:formula="of:=[.J27]*[.B27]+[.K26]" office:value-type="float" office:value="3.67111111111111" calcext:value-type="float">
            <text:p>3,671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8]-1)/(1+[.I28])" office:value-type="float" office:value="0.944444444444444" calcext:value-type="float">
            <text:p>0,94</text:p>
          </table:table-cell>
          <table:table-cell table:style-name="ce4" table:formula="of:=[.J28]*[.B28]+[.K27]" office:value-type="float" office:value="4.42666666666667" calcext:value-type="float">
            <text:p>4,427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9]-1)/(1+[.I29])" office:value-type="float" office:value="0.944444444444444" calcext:value-type="float">
            <text:p>0,94</text:p>
          </table:table-cell>
          <table:table-cell table:style-name="ce4" table:formula="of:=[.J29]*[.B29]+[.K28]" office:value-type="float" office:value="5.18222222222222" calcext:value-type="float">
            <text:p>5,182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0]-1)/(1+[.I30])" office:value-type="float" office:value="0.944444444444444" calcext:value-type="float">
            <text:p>0,94</text:p>
          </table:table-cell>
          <table:table-cell table:style-name="ce4" table:formula="of:=[.J30]*[.B30]+[.K29]" office:value-type="float" office:value="5.56" calcext:value-type="float">
            <text:p>5,560</text:p>
          </table:table-cell>
          <table:table-cell table:number-columns-repeated="10"/>
        </table:table-row>
        <table:table-row table:style-name="ro1">
          <table:table-cell table:style-name="ce2" table:formula="of:=SUM([.B31:.B33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1]-1)/(1+[.I31])" office:value-type="float" office:value="0.944444444444444" calcext:value-type="float">
            <text:p>0,94</text:p>
          </table:table-cell>
          <table:table-cell table:style-name="ce4" table:formula="of:=[.G31]*[.B31]+[.K30] + 3.6*1" office:value-type="float" office:value="10.52" calcext:value-type="float">
            <text:p>10,520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2]-1)/(1+[.I32])" office:value-type="float" office:value="0.944444444444444" calcext:value-type="float">
            <text:p>0,94</text:p>
          </table:table-cell>
          <table:table-cell table:style-name="ce4" table:formula="of:=[.K31]+[.G32]*[.B32]" office:value-type="float" office:value="11.88" calcext:value-type="float">
            <text:p>11,880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3]-1)/(1+[.I33])" office:value-type="float" office:value="0.944444444444444" calcext:value-type="float">
            <text:p>0,94</text:p>
          </table:table-cell>
          <table:table-cell table:style-name="ce4" table:formula="of:=[.K32]+[.G33]*[.B33]" office:value-type="float" office:value="12.22" calcext:value-type="float">
            <text:p>12,220</text:p>
          </table:table-cell>
          <table:table-cell table:number-columns-repeated="10"/>
        </table:table-row>
        <table:table-row table:style-name="ro1">
          <table:table-cell table:style-name="ce1" table:formula="of:=SUM([.B34:.B44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4]-1)/(1+[.I34])" office:value-type="float" office:value="0.944444444444444" calcext:value-type="float">
            <text:p>0,94</text:p>
          </table:table-cell>
          <table:table-cell table:style-name="ce4" table:formula="of:=[.K33]+[.G34]*[.B34]" office:value-type="float" office:value="13.58" calcext:value-type="float">
            <text:p>13,58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5]-1)/(1+[.I35])" office:value-type="float" office:value="0.944444444444444" calcext:value-type="float">
            <text:p>0,94</text:p>
          </table:table-cell>
          <table:table-cell table:style-name="ce4" table:formula="of:=[.K34]+[.G35]*[.B35]" office:value-type="float" office:value="14.94" calcext:value-type="float">
            <text:p>14,94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6]-1)/(1+[.I36])" office:value-type="float" office:value="0.944444444444444" calcext:value-type="float">
            <text:p>0,94</text:p>
          </table:table-cell>
          <table:table-cell table:style-name="ce4" table:formula="of:=[.K35]+[.G36]*[.B36]" office:value-type="float" office:value="16.3" calcext:value-type="float">
            <text:p>16,30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7]-1)/(1+[.I37])" office:value-type="float" office:value="0.944444444444444" calcext:value-type="float">
            <text:p>0,94</text:p>
          </table:table-cell>
          <table:table-cell table:style-name="ce4" table:formula="of:=[.K36]+[.G37]*[.B37]" office:value-type="float" office:value="17.66" calcext:value-type="float">
            <text:p>17,66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8]-1)/(1+[.I38])" office:value-type="float" office:value="0.944444444444444" calcext:value-type="float">
            <text:p>0,94</text:p>
          </table:table-cell>
          <table:table-cell table:style-name="ce4" table:formula="of:=[.K37]+[.G38]*[.B38]" office:value-type="float" office:value="19.02" calcext:value-type="float">
            <text:p>19,02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9]-1)/(1+[.I39])" office:value-type="float" office:value="0.944444444444444" calcext:value-type="float">
            <text:p>0,94</text:p>
          </table:table-cell>
          <table:table-cell table:style-name="ce4" table:formula="of:=[.K38]+[.G39]*[.B39]" office:value-type="float" office:value="20.38" calcext:value-type="float">
            <text:p>20,38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0]-1)/(1+[.I40])" office:value-type="float" office:value="0.944444444444444" calcext:value-type="float">
            <text:p>0,94</text:p>
          </table:table-cell>
          <table:table-cell table:style-name="ce4" table:formula="of:=[.K39]+[.G40]*[.B40]" office:value-type="float" office:value="21.74" calcext:value-type="float">
            <text:p>21,74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1]-1)/(1+[.I41])" office:value-type="float" office:value="0.944444444444444" calcext:value-type="float">
            <text:p>0,94</text:p>
          </table:table-cell>
          <table:table-cell table:style-name="ce4" table:formula="of:=[.K40]+[.G41]*[.B41]" office:value-type="float" office:value="23.1" calcext:value-type="float">
            <text:p>23,10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2]-1)/(1+[.I42])" office:value-type="float" office:value="0.944444444444444" calcext:value-type="float">
            <text:p>0,94</text:p>
          </table:table-cell>
          <table:table-cell table:style-name="ce4" table:formula="of:=[.K41]+[.G42]*[.B42]" office:value-type="float" office:value="24.46" calcext:value-type="float">
            <text:p>24,46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3]-1)/(1+[.I43])" office:value-type="float" office:value="0.944444444444444" calcext:value-type="float">
            <text:p>0,94</text:p>
          </table:table-cell>
          <table:table-cell table:style-name="ce4" table:formula="of:=[.K42]+[.G43]*[.B43]" office:value-type="float" office:value="25.82" calcext:value-type="float">
            <text:p>25,82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4]-1)/(1+[.I44])" office:value-type="float" office:value="0.944444444444444" calcext:value-type="float">
            <text:p>0,94</text:p>
          </table:table-cell>
          <table:table-cell table:style-name="ce4" table:formula="of:=[.K43]+[.G44]*[.B44]" office:value-type="float" office:value="26.67" calcext:value-type="float">
            <text:p>26,670</text:p>
          </table:table-cell>
          <table:table-cell table:number-columns-repeated="10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.00.0000</text:date>, <text:time style:data-style-name="N2" text:time-value="07:42:53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2M56S</meta:editing-duration>
    <meta:editing-cycles>26</meta:editing-cycles>
    <meta:generator>LibreOffice/5.1.2.2$Windows_x86 LibreOffice_project/d3bf12ecb743fc0d20e0be0c58ca359301eb705f</meta:generator>
    <dc:date>2017-02-28T08:24:03.437000000</dc:date>
    <meta:document-statistic meta:table-count="3" meta:cell-count="568" meta:object-count="0"/>
    <meta:user-defined meta:name="Info 1"/>
    <meta:user-defined meta:name="Info 2"/>
    <meta:user-defined meta:name="Info 3"/>
    <meta:user-defined meta:name="Info 4"/>
  </office:meta>
</office:document-meta>
</file>